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</style:style>
    <style:style style:name="P2" style:family="paragraph" style:parent-style-name="Preformatted_20_Text">
      <style:text-properties fo:color="#000000"/>
    </style:style>
    <style:style style:name="P3" style:family="paragraph" style:parent-style-name="Preformatted_20_Text">
      <style:paragraph-properties fo:margin-top="0cm" fo:margin-bottom="0.499cm" loext:contextual-spacing="false"/>
      <style:text-properties fo:color="#000000"/>
    </style:style>
    <style:style style:name="P4" style:family="paragraph" style:parent-style-name="Preformatted_20_Text">
      <style:paragraph-properties fo:margin-top="0cm" fo:margin-bottom="0.499cm" loext:contextual-spacing="false"/>
      <style:text-properties fo:color="#1c02ff"/>
    </style:style>
    <style:style style:name="P5" style:family="paragraph" style:parent-style-name="Heading_20_2">
      <style:paragraph-properties fo:break-before="page"/>
    </style:style>
    <style:style style:name="T1" style:family="text">
      <style:text-properties fo:font-weight="bold"/>
    </style:style>
    <style:style style:name="T2" style:family="text">
      <style:text-properties fo:color="#687687"/>
    </style:style>
    <style:style style:name="T3" style:family="text">
      <style:text-properties fo:color="#d80800"/>
    </style:style>
    <style:style style:name="T4" style:family="text">
      <style:text-properties fo:color="#3c4c72" fo:font-weight="bold"/>
    </style:style>
    <style:style style:name="T5" style:family="text">
      <style:text-properties fo:font-style="italic"/>
    </style:style>
    <style:style style:name="T6" style:family="text">
      <style:text-properties fo:color="#0206ff" fo:font-style="italic"/>
    </style:style>
    <style:style style:name="T7" style:family="text">
      <style:text-properties fo:color="#cd0000" fo:font-style="italic"/>
    </style:style>
    <style:style style:name="T8" style:family="text">
      <style:text-properties fo:color="#6d79de" fo:font-weight="bold"/>
    </style:style>
    <style:style style:name="T9" style:family="text">
      <style:text-properties fo:color="#00b418"/>
    </style:style>
    <style:style style:name="T10" style:family="text">
      <style:text-properties fo:color="#06960e" fo:font-weight="bold"/>
    </style:style>
    <style:style style:name="T11" style:family="text">
      <style:text-properties fo:color="#26b31a"/>
    </style:style>
    <style:style style:name="T12" style:family="text">
      <style:text-properties fo:color="#0100b6"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Events</text:h>
      <text:p text:style-name="P2"><text:bookmark text:name="selectable10"/><text:span text:style-name="T2">$</text:span>(<text:span text:style-name="T3">".demo"</text:span>).<text:span text:style-name="T4">click</text:span>(function(){</text:p>
      <text:p text:style-name="P2"><text:s text:c="4"/><text:span text:style-name="T2">$</text:span>(<text:span text:style-name="T6">this</text:span>).hide(<text:span text:style-name="T7">200</text:span>);</text:p>
      <text:p text:style-name="P3">});</text:p>
      <text:h text:style-name="Heading_20_4" text:outline-level="4">Mouse</text:h>
      <text:p text:style-name="Text_20_body">scroll, click, dblclick, mousedown, mouseup, mousemove, mouseover, mouseout, mouseenter, mouseleave, load, resize, scroll, unload, error </text:p>
      <text:h text:style-name="Heading_20_4" text:outline-level="4">Keyboard</text:h>
      <text:p text:style-name="Text_20_body">keydown, keypress, keyup </text:p>
      <text:h text:style-name="Heading_20_4" text:outline-level="4">Form</text:h>
      <text:p text:style-name="Text_20_body">submit, change, focus, blur </text:p>
      <text:h text:style-name="Heading_20_4" text:outline-level="4">DOM Element</text:h>
      <text:p text:style-name="Text_20_body">blur, focus, focusin, focusout, change, select, submit </text:p>
      <text:h text:style-name="Heading_20_4" text:outline-level="4">Browser</text:h>
      <text:p text:style-name="Text_20_body">load, resize, scroll, unload, error </text:p>
      <text:h text:style-name="Heading_20_4" text:outline-level="4">.bind()</text:h>
      <text:p text:style-name="P2"><text:bookmark text:name="selectable11"/><text:span text:style-name="T2">$</text:span>(<text:span text:style-name="T8">document</text:span>).ready(function() { <text:s text:c="13"/><text:span text:style-name="T9">// attach a handler to an event for the elements <text:s text:c="7"/></text:span></text:p>
      <text:p text:style-name="P2"><text:s text:c="4"/><text:span text:style-name="T2">$</text:span>(<text:span text:style-name="T3">"#demo"</text:span>).bind(<text:span text:style-name="T3">'blur'</text:span>, function(e) {</text:p>
      <text:p text:style-name="P2"><text:s text:c="8"/><text:span text:style-name="T9">//dom event fired</text:span></text:p>
      <text:p text:style-name="P2"><text:s text:c="4"/>});</text:p>
      <text:p text:style-name="P3">});</text:p>
      <text:h text:style-name="Heading_20_2" text:outline-level="2">Basics</text:h>
      <text:h text:style-name="Heading_20_4" text:outline-level="4">Include</text:h>
      <text:p text:style-name="Text_20_body"><text:a xlink:type="simple" xlink:href="https://code.jquery.com/" office:target-frame-name="_blank" xlink:show="new" text:style-name="Internet_20_link" text:visited-style-name="Visited_20_Internet_20_Link">Download</text:a> </text:p>
      <text:p text:style-name="P4"><text:bookmark text:name="selectable1"/>&lt;<text:span text:style-name="T1">script</text:span> <text:span text:style-name="T5">src</text:span>=<text:span text:style-name="T3">"https://code.jquery.com/jquery-latest.min.js"</text:span> <text:span text:style-name="T5">type</text:span>=<text:span text:style-name="T3">"text/javascript"</text:span>&gt;&lt;/<text:span text:style-name="T1">script</text:span>&gt;</text:p>
      <text:p text:style-name="P4"><text:bookmark text:name="selectable2"/>&lt;<text:span text:style-name="T1">script</text:span> <text:span text:style-name="T5">src</text:span>=<text:span text:style-name="T3">"https://ajax.googleapis.com/ajax/libs/jquery/3.2.0/jquery.min.js"</text:span>&gt;&lt;/<text:span text:style-name="T1">script</text:span>&gt;</text:p>
      <text:h text:style-name="Heading_20_4" text:outline-level="4">Syntax</text:h>
      <text:p text:style-name="P2"><text:bookmark text:name="selectable3"/><text:span text:style-name="T2">$</text:span>(<text:span text:style-name="T8">document</text:span>).ready(function(){</text:p>
      <text:p text:style-name="P2"><text:s text:c="4"/><text:span text:style-name="T2">$</text:span>(<text:span text:style-name="T3">".demo"</text:span>).<text:span text:style-name="T4">click</text:span>(function(){</text:p>
      <text:p text:style-name="P2"><text:s text:c="8"/><text:span text:style-name="T2">$</text:span>(<text:span text:style-name="T6">this</text:span>).hide(<text:span text:style-name="T7">200</text:span>);</text:p>
      <text:p text:style-name="P2"><text:s text:c="4"/>});</text:p>
      <text:p text:style-name="P3">});</text:p>
      <text:p text:style-name="P2"><text:bookmark text:name="selectable4"/><text:span text:style-name="T2">$</text:span>(function(){</text:p>
      <text:p text:style-name="P2"><text:s text:c="3"/><text:span text:style-name="T9">// Short Document Ready</text:span></text:p>
      <text:p text:style-name="P3">});</text:p>
      <text:h text:style-name="Heading_20_4" text:outline-level="4"><text:soft-page-break/>Each</text:h>
      <text:p text:style-name="P2"><text:bookmark text:name="selectable5"/><text:span text:style-name="T2">$</text:span>(<text:span text:style-name="T3">".demo"</text:span>).each(function() { <text:s text:c="15"/><text:span text:style-name="T9">// parse each .demo element</text:span></text:p>
      <text:p text:style-name="P2"><text:s text:c="4"/><text:span text:style-name="T8">document</text:span>.<text:span text:style-name="T4">write</text:span>(<text:span text:style-name="T2">$</text:span>(<text:span text:style-name="T6">this</text:span>).<text:span text:style-name="T10">text</text:span>() <text:span text:style-name="T2">+</text:span> <text:span text:style-name="T3">"</text:span><text:span text:style-name="T11">\n</text:span><text:span text:style-name="T3">"</text:span>); <text:s/><text:span text:style-name="T9">// output their text</text:span></text:p>
      <text:p text:style-name="P3">});</text:p>
      <text:h text:style-name="Heading_20_4" text:outline-level="4">Trigger</text:h>
      <text:p text:style-name="P3"><text:bookmark text:name="selectable6"/><text:span text:style-name="T2">$</text:span>(<text:span text:style-name="T3">"a#mylink"</text:span>).trigger(<text:span text:style-name="T3">"click"</text:span>); <text:span text:style-name="T9">// triggers event on an element</text:span></text:p>
      <text:h text:style-name="Heading_20_4" text:outline-level="4">noConflict</text:h>
      <text:p text:style-name="P2"><text:bookmark text:name="selectable7"/>var jq <text:span text:style-name="T2">=</text:span> <text:span text:style-name="T2">$</text:span>.noConflict(); <text:s text:c="11"/><text:span text:style-name="T9">// avoid conflict with other frameworks also using the dollar sign</text:span></text:p>
      <text:p text:style-name="P2">jq(<text:span text:style-name="T8">document</text:span>).ready(function(){</text:p>
      <text:p text:style-name="P2"><text:s text:c="4"/>jq(<text:span text:style-name="T3">"#demo"</text:span>).<text:span text:style-name="T10">text</text:span>(<text:span text:style-name="T3">"Hello World!"</text:span>);</text:p>
      <text:p text:style-name="P3">});</text:p>
      <text:h text:style-name="Heading_20_2" text:outline-level="2">Selectors</text:h>
      <text:p text:style-name="P2"><text:bookmark text:name="selectable8"/><text:span text:style-name="T2">$</text:span>(<text:span text:style-name="T3">"*"</text:span>) <text:s text:c="21"/><text:span text:style-name="T9">// all elements</text:span></text:p>
      <text:p text:style-name="P2"><text:span text:style-name="T2">$</text:span>(<text:span text:style-name="T3">"p.demo"</text:span>) <text:s text:c="16"/><text:span text:style-name="T9">// &lt;p&gt; elements with class="intro"</text:span></text:p>
      <text:p text:style-name="P2"><text:span text:style-name="T2">$</text:span>(<text:span text:style-name="T3">"p:first"</text:span>) <text:s text:c="15"/><text:span text:style-name="T9">// the first &lt;p&gt; element</text:span></text:p>
      <text:p text:style-name="P2"><text:span text:style-name="T2">$</text:span>(<text:span text:style-name="T3">"p span"</text:span>) <text:s text:c="16"/><text:span text:style-name="T9">// span, descendant of p</text:span></text:p>
      <text:p text:style-name="P2"><text:span text:style-name="T2">$</text:span>(<text:span text:style-name="T3">"p &gt; span"</text:span>) <text:s text:c="14"/><text:span text:style-name="T9">// span, direct child of p</text:span></text:p>
      <text:p text:style-name="P2"><text:span text:style-name="T2">$</text:span>(<text:span text:style-name="T3">"p + span"</text:span>) <text:s text:c="14"/><text:span text:style-name="T9">// span immediately proceeded by a p</text:span></text:p>
      <text:p text:style-name="P2"><text:span text:style-name="T2">$</text:span>(<text:span text:style-name="T3">"p ~ span"</text:span>) <text:s text:c="14"/><text:span text:style-name="T9">// strong element proceeded by p</text:span></text:p>
      <text:p text:style-name="P2"><text:span text:style-name="T2">$</text:span>(<text:span text:style-name="T3">"ul li:first"</text:span>) <text:s text:c="11"/><text:span text:style-name="T9">// the first &lt;li&gt; element of the first &lt;ul&gt;</text:span></text:p>
      <text:p text:style-name="P2"><text:span text:style-name="T2">$</text:span>(<text:span text:style-name="T3">"ul li:first-child"</text:span>) <text:s text:c="5"/><text:span text:style-name="T9">// the first &lt;li&gt; element of every &lt;ul&gt;</text:span></text:p>
      <text:p text:style-name="P2"><text:span text:style-name="T2">$</text:span>(<text:span text:style-name="T3">"ul li:nth-child(3)"</text:span>) <text:s text:c="4"/><text:span text:style-name="T9">// third child</text:span></text:p>
      <text:p text:style-name="P2"><text:span text:style-name="T2">$</text:span>(<text:span text:style-name="T3">"[href]"</text:span>) <text:s text:c="16"/><text:span text:style-name="T9">// any element with an href attribute</text:span></text:p>
      <text:p text:style-name="P2"><text:span text:style-name="T2">$</text:span>(<text:span text:style-name="T3">"a[target='_blank']"</text:span>) <text:s text:c="4"/><text:span text:style-name="T9">// &lt;a&gt; elements with a target "_blank" attribute</text:span></text:p>
      <text:p text:style-name="P2"><text:span text:style-name="T2">$</text:span>(<text:span text:style-name="T3">"a[target!='_blank']"</text:span>) <text:s text:c="3"/><text:span text:style-name="T9">// &lt;a&gt; elements with a target attribute value other than "_blank"</text:span></text:p>
      <text:p text:style-name="P2"><text:span text:style-name="T2">$</text:span>(<text:span text:style-name="T3">":input"</text:span>) <text:s text:c="16"/><text:span text:style-name="T9">// all form elements</text:span></text:p>
      <text:p text:style-name="P2"><text:span text:style-name="T2">$</text:span>(<text:span text:style-name="T3">":button"</text:span>) <text:s text:c="15"/><text:span text:style-name="T9">// &lt;button&gt; and &lt;input&gt; elements of type="button"</text:span></text:p>
      <text:p text:style-name="P2"><text:span text:style-name="T2">$</text:span>(<text:span text:style-name="T3">"tr:even"</text:span>) <text:s text:c="15"/><text:span text:style-name="T9">// even &lt;tr&gt; elements</text:span></text:p>
      <text:p text:style-name="P2"><text:span text:style-name="T2">$</text:span>(<text:span text:style-name="T3">"tr:odd"</text:span>) <text:s text:c="16"/><text:span text:style-name="T9">// odd &lt;tr&gt; elements</text:span></text:p>
      <text:p text:style-name="P2"><text:span text:style-name="T2">$</text:span>(<text:span text:style-name="T3">"span:parent"</text:span>) <text:s text:c="11"/><text:span text:style-name="T9">// element which has child element</text:span></text:p>
      <text:p text:style-name="P3"><text:span text:style-name="T2">$</text:span>(<text:span text:style-name="T3">"span:contains('demo')"</text:span>) <text:s/><text:span text:style-name="T9">// element conaining the specified text</text:span></text:p>
      <text:h text:style-name="Heading_20_4" text:outline-level="4">Actions</text:h>
      <text:p text:style-name="Text_20_body"><text:span text:style-name="Strong_20_Emphasis">$(selector).action()</text:span> </text:p>
      <text:p text:style-name="P2"><text:bookmark text:name="selectable9"/><text:span text:style-name="T2">$</text:span>(<text:span text:style-name="T6">this</text:span>).hide() <text:s text:c="5"/><text:span text:style-name="T9">// the current element</text:span></text:p>
      <text:p text:style-name="P2"><text:span text:style-name="T2">$</text:span>(<text:span text:style-name="T3">"div"</text:span>).hide() <text:s text:c="4"/><text:span text:style-name="T9">// all &lt;div&gt; elements</text:span></text:p>
      <text:p text:style-name="P2"><text:span text:style-name="T2">$</text:span>(<text:span text:style-name="T3">".demo"</text:span>).hide() <text:s text:c="2"/><text:span text:style-name="T9">// all elements with class="demo"</text:span></text:p>
      <text:p text:style-name="P3"><text:span text:style-name="T2">$</text:span>(<text:span text:style-name="T3">"#demo"</text:span>).hide() <text:s text:c="2"/><text:span text:style-name="T9">// the element with id="demo"</text:span></text:p>
      <text:p text:style-name="Standard"/>
      <text:h text:style-name="P5" text:outline-level="2">DOM Manipulation</text:h>
      <text:h text:style-name="Heading_20_4" text:outline-level="4">Content</text:h>
      <text:p text:style-name="P2"><text:bookmark text:name="selectable19"/><text:span text:style-name="T2">$</text:span>(<text:span text:style-name="T3">"#demo"</text:span>).<text:span text:style-name="T10">text</text:span>(); <text:s text:c="17"/><text:span text:style-name="T9">// returns text content</text:span></text:p>
      <text:p text:style-name="P2"><text:span text:style-name="T2">$</text:span>(<text:span text:style-name="T3">"#demo"</text:span>).html(); <text:s text:c="17"/><text:span text:style-name="T9">// returns content, including HTML markup</text:span></text:p>
      <text:p text:style-name="P2"><text:span text:style-name="T2">$</text:span>(<text:span text:style-name="T3">"#demo"</text:span>).val(); <text:s text:c="18"/><text:span text:style-name="T9">// returns field value</text:span></text:p>
      <text:p text:style-name="P3"><text:span text:style-name="T2">$</text:span>(<text:span text:style-name="T3">"#demo"</text:span>).html(<text:span text:style-name="T3">'Hey &lt;em&gt;yo&lt;/em&gt;'</text:span>); <text:span text:style-name="T9">// sets HTML content</text:span></text:p>
      <text:h text:style-name="Heading_20_4" text:outline-level="4">Attributes</text:h>
      <text:p text:style-name="P2"><text:bookmark text:name="selectable20"/><text:span text:style-name="T2">$</text:span>(<text:span text:style-name="T3">"#link"</text:span>).attr(<text:span text:style-name="T3">"href"</text:span>); <text:s text:c="19"/><text:span text:style-name="T9">// get an attribute</text:span></text:p>
      <text:p text:style-name="P2"><text:span text:style-name="T2">$</text:span>(<text:span text:style-name="T3">"#link"</text:span>).attr(<text:span text:style-name="T3">"href"</text:span>,<text:span text:style-name="T3">'https://htmlg.com'</text:span>); <text:span text:style-name="T9">// set attribute</text:span></text:p>
      <text:p text:style-name="P2"><text:span text:style-name="T2">$</text:span>(<text:span text:style-name="T3">"#link"</text:span>).attr({</text:p>
      <text:p text:style-name="P2"><text:s text:c="4"/><text:span text:style-name="T3">"href"</text:span> : <text:span text:style-name="T3">"https://htmlg.com"</text:span>, <text:s text:c="11"/><text:span text:style-name="T9">// setting multiple attributes</text:span></text:p>
      <text:p text:style-name="P2"><text:s text:c="4"/><text:span text:style-name="T3">"title"</text:span> : <text:span text:style-name="T3">"HTML Editor"</text:span></text:p>
      <text:p text:style-name="P2">});</text:p>
      <text:p text:style-name="P2"><text:span text:style-name="T2">$</text:span>(<text:span text:style-name="T3">"#link"</text:span>).attr(<text:span text:style-name="T3">"href"</text:span>, function(i, origValue){</text:p>
      <text:p text:style-name="P2"><text:s text:c="4"/><text:span text:style-name="T12">return</text:span> origValue <text:span text:style-name="T2">+</text:span> <text:span text:style-name="T3">"/help"</text:span>; <text:s text:c="12"/><text:span text:style-name="T9">// callback function gets and changes the attribute</text:span></text:p>
      <text:p text:style-name="P3">});</text:p>
      <text:h text:style-name="Heading_20_4" text:outline-level="4">Add</text:h>
      <text:p text:style-name="P2"><text:bookmark text:name="selectable21"/><text:span text:style-name="T2">$</text:span>(<text:span text:style-name="T3">".demo"</text:span>).prepend(<text:span text:style-name="T3">"Yo!"</text:span>); <text:s text:c="9"/><text:span text:style-name="T9">// adds content at the beginning in the selected elements</text:span></text:p>
      <text:p text:style-name="P2"><text:span text:style-name="T2">$</text:span>(<text:span text:style-name="T3">".demo"</text:span>).append(<text:span text:style-name="T3">"&lt;em&gt;Hey!&lt;/em&gt;"</text:span>); <text:span text:style-name="T9">// adds content at the end in the selected elements</text:span></text:p>
      <text:p text:style-name="P2"><text:span text:style-name="T2">$</text:span>(<text:span text:style-name="T3">".demo"</text:span>).before(<text:span text:style-name="T3">"Cheers"</text:span>); <text:s text:c="7"/><text:span text:style-name="T9">// adds content before the selected elements</text:span></text:p>
      <text:p text:style-name="P3"><text:span text:style-name="T2">$</text:span>(<text:span text:style-name="T3">".demo"</text:span>).after(<text:span text:style-name="T3">"&lt;em&gt;Peace&lt;/em&gt;"</text:span>); <text:span text:style-name="T9">// adds content after the selected elements</text:span></text:p>
      <text:h text:style-name="Heading_20_4" text:outline-level="4">Remove</text:h>
      <text:p text:style-name="P2"><text:bookmark text:name="selectable22"/><text:span text:style-name="T2">$</text:span>(<text:span text:style-name="T3">"#demo"</text:span>).<text:span text:style-name="T4">remove</text:span>(); <text:s text:c="11"/><text:span text:style-name="T9">// removes the selected element</text:span></text:p>
      <text:p text:style-name="P2"><text:span text:style-name="T2">$</text:span>(<text:span text:style-name="T3">"#demo"</text:span>).empty(); <text:s text:c="12"/><text:span text:style-name="T9">// removes children</text:span></text:p>
      <text:p text:style-name="P3"><text:span text:style-name="T2">$</text:span>(<text:span text:style-name="T3">"div"</text:span>).<text:span text:style-name="T4">remove</text:span>(<text:span text:style-name="T3">".cl1, .cl2"</text:span>); <text:s/><text:span text:style-name="T9">// removes divs with the listed classes</text:span></text:p>
      <text:h text:style-name="Heading_20_4" text:outline-level="4">Classes</text:h>
      <text:p text:style-name="P2"><text:bookmark text:name="selectable23"/><text:span text:style-name="T2">$</text:span>(<text:span text:style-name="T3">"#demo"</text:span>).addClass(<text:span text:style-name="T3">"big red"</text:span>); <text:span text:style-name="T9">// add class</text:span></text:p>
      <text:p text:style-name="P2"><text:span text:style-name="T2">$</text:span>(<text:span text:style-name="T3">"h1, p"</text:span>).removeClass(<text:span text:style-name="T3">"red"</text:span>); <text:s/><text:span text:style-name="T9">// remove class</text:span></text:p>
      <text:p text:style-name="P3"><text:span text:style-name="T2">$</text:span>(<text:span text:style-name="T3">"#demo"</text:span>).toggleClass(<text:span text:style-name="T3">"big"</text:span>); <text:s/><text:span text:style-name="T9">// toggle between adding and removing</text:span></text:p>
      <text:h text:style-name="Heading_20_4" text:outline-level="4">CSS</text:h>
      <text:p text:style-name="P2"><text:bookmark text:name="selectable24"/><text:span text:style-name="T2">$</text:span>(<text:span text:style-name="T3">"#demo"</text:span>).css(<text:span text:style-name="T3">"background-color"</text:span>); <text:s text:c="4"/><text:span text:style-name="T9">// returns CSS value</text:span></text:p>
      <text:p text:style-name="P2"><text:span text:style-name="T2">$</text:span>(<text:span text:style-name="T3">"#demo"</text:span>).css(<text:span text:style-name="T3">"color"</text:span>, <text:span text:style-name="T3">"blue"</text:span>); <text:s text:c="7"/><text:span text:style-name="T9">// sets CSS rule</text:span></text:p>
      <text:p text:style-name="P3"><text:span text:style-name="T2">$</text:span>(<text:span text:style-name="T3">"#demo"</text:span>).css({<text:span text:style-name="T3">"color"</text:span>: <text:span text:style-name="T3">"blue"</text:span>, <text:span text:style-name="T3">"font-size"</text:span>: <text:span text:style-name="T3">"20px"</text:span>}); <text:span text:style-name="T9">// sets multiple CSS properties</text:span></text:p>
      <text:h text:style-name="Heading_20_4" text:outline-level="4">Dimensions</text:h>
      <text:p text:style-name="P1">width, height, innerWidth, innerHeight, outerWidth, outerHeight<text:line-break/><text:span text:style-name="Emphasis"><text:span text:style-name="Strong_20_Emphasis">inner</text:span></text:span><text:span text:style-name="Emphasis"> - includes padding<text:line-break/></text:span><text:span text:style-name="Emphasis"><text:span text:style-name="Strong_20_Emphasis">outer</text:span></text:span><text:span text:style-name="Emphasis"> - includes padding and border</text:span> </text:p>
      <text:p text:style-name="Standard"/>
      <text:h text:style-name="P5" text:outline-level="2">Traversing</text:h>
      <text:p text:style-name="P2"><text:bookmark text:name="selectable25"/><text:span text:style-name="T2">$</text:span>(<text:span text:style-name="T3">"#demo"</text:span>).<text:span text:style-name="T10">parent</text:span>(); <text:s text:c="15"/><text:span text:style-name="T9">// accessing direct parent</text:span></text:p>
      <text:p text:style-name="P2"><text:span text:style-name="T2">$</text:span>(<text:span text:style-name="T3">"span"</text:span>).<text:span text:style-name="T10">parent</text:span>().hide(); <text:s text:c="9"/><text:span text:style-name="T9">// changing parent color</text:span></text:p>
      <text:p text:style-name="P2"><text:span text:style-name="T2">$</text:span>(<text:span text:style-name="T3">"#demo"</text:span>).parents(); <text:s text:c="14"/><text:span text:style-name="T9">// all ancestors of the element</text:span></text:p>
      <text:p text:style-name="P2"><text:span text:style-name="T2">$</text:span>(<text:span text:style-name="T3">"#demo"</text:span>).parentsUntil(<text:span text:style-name="T3">"#demo2"</text:span>); <text:s/><text:span text:style-name="T9">// all ancestors between two - demo is inside demo2</text:span></text:p>
      <text:p text:style-name="P2"><text:span text:style-name="T2">$</text:span>(<text:span text:style-name="T3">"#demo"</text:span>).children(); <text:s text:c="13"/><text:span text:style-name="T9">// all direct children</text:span></text:p>
      <text:p text:style-name="P2"><text:span text:style-name="T2">$</text:span>(<text:span text:style-name="T3">"#demo"</text:span>).children(<text:span text:style-name="T3">".first"</text:span>); <text:s text:c="5"/><text:span text:style-name="T9">// all direct children having a specified class</text:span></text:p>
      <text:p text:style-name="P2"><text:span text:style-name="T2">$</text:span>(<text:span text:style-name="T3">"#demo"</text:span>).<text:span text:style-name="T4">find</text:span>(<text:span text:style-name="T3">"span"</text:span>); <text:s text:c="11"/><text:span text:style-name="T9">// all span elements inside #demo</text:span></text:p>
      <text:p text:style-name="P2"><text:span text:style-name="T2">$</text:span>(<text:span text:style-name="T3">"#demo"</text:span>).<text:span text:style-name="T4">find</text:span>(<text:span text:style-name="T3">"*"</text:span>); <text:s text:c="14"/><text:span text:style-name="T9">// all descendants</text:span></text:p>
      <text:p text:style-name="P2"><text:span text:style-name="T2">$</text:span>(<text:span text:style-name="T3">"#demo"</text:span>).siblings(<text:span text:style-name="T3">"span"</text:span>); <text:s text:c="7"/><text:span text:style-name="T9">// span siblings of #demo</text:span></text:p>
      <text:p text:style-name="P2"><text:span text:style-name="T2">$</text:span>(<text:span text:style-name="T3">"#demo"</text:span>).<text:span text:style-name="T10">next</text:span>(); <text:s text:c="17"/><text:span text:style-name="T9">// the next sibling</text:span></text:p>
      <text:p text:style-name="P2"><text:span text:style-name="T2">$</text:span>(<text:span text:style-name="T3">"p"</text:span>).nextAll(); <text:s text:c="18"/><text:span text:style-name="T9">// all next siblings</text:span></text:p>
      <text:p text:style-name="P2"><text:span text:style-name="T2">$</text:span>(<text:span text:style-name="T3">"#demo"</text:span>).nextUntil(<text:span text:style-name="T3">"#demo2"</text:span>); <text:s text:c="4"/><text:span text:style-name="T9">// siblings between two arguments</text:span></text:p>
      <text:p text:style-name="P2"><text:span text:style-name="T2">$</text:span>(<text:span text:style-name="T3">"#demo"</text:span>).prev(); <text:s text:c="17"/><text:span text:style-name="T9">// the previous sibling</text:span></text:p>
      <text:p text:style-name="P2"><text:span text:style-name="T2">$</text:span>(<text:span text:style-name="T3">"p"</text:span>).prevAll(); <text:s text:c="18"/><text:span text:style-name="T9">// all previous siblings</text:span></text:p>
      <text:p text:style-name="P3"><text:span text:style-name="T2">$</text:span>(<text:span text:style-name="T3">"#demo"</text:span>).prevUntil(<text:span text:style-name="T3">"#demo2"</text:span>); <text:s text:c="4"/><text:span text:style-name="T9">// previous siblings between two arguments</text:span></text:p>
      <text:h text:style-name="Heading_20_4" text:outline-level="4">Filtering</text:h>
      <text:p text:style-name="P2"><text:bookmark text:name="selectable26"/><text:span text:style-name="T2">$</text:span>(<text:span text:style-name="T3">"span strong"</text:span>).first(); <text:s text:c="2"/><text:span text:style-name="T9">// first strong in first span</text:span></text:p>
      <text:p text:style-name="P2"><text:span text:style-name="T2">$</text:span>(<text:span text:style-name="T3">"span strong"</text:span>).last(); <text:s text:c="3"/><text:span text:style-name="T9">// last strong in last span</text:span></text:p>
      <text:p text:style-name="P2"><text:span text:style-name="T2">$</text:span>(<text:span text:style-name="T3">"div"</text:span>).eq(<text:span text:style-name="T7">9</text:span>); <text:s text:c="12"/><text:span text:style-name="T9">// element with a specific index</text:span></text:p>
      <text:p text:style-name="P2"><text:span text:style-name="T2">$</text:span>(<text:span text:style-name="T3">"div"</text:span>).filter(<text:span text:style-name="T3">".big"</text:span>); <text:s text:c="3"/><text:span text:style-name="T9">// all div elements with .big class</text:span></text:p>
      <text:p text:style-name="P3"><text:span text:style-name="T2">$</text:span>(<text:span text:style-name="T3">"div"</text:span>).not(<text:span text:style-name="T3">".big"</text:span>); <text:s text:c="6"/><text:span text:style-name="T9">// opposite of filter</text:span></text:p>
      <text:h text:style-name="Heading_20_2" text:outline-level="2">Effects</text:h>
      <text:h text:style-name="Heading_20_4" text:outline-level="4">Hide / Show</text:h>
      <text:p text:style-name="P2"><text:bookmark text:name="selectable12"/><text:span text:style-name="T2">$</text:span>(<text:span text:style-name="T3">"#demo"</text:span>).hide(); <text:s text:c="5"/><text:span text:style-name="T9">// sets to display: none</text:span></text:p>
      <text:p text:style-name="P2"><text:span text:style-name="T2">$</text:span>(<text:span text:style-name="T3">"#demo"</text:span>).show(<text:span text:style-name="T7">200</text:span>); <text:s text:c="2"/><text:span text:style-name="T9">// shows hidden elemnt with animation (speed)</text:span></text:p>
      <text:p text:style-name="P2"><text:span text:style-name="T2">$</text:span>(<text:span text:style-name="T3">"#demo"</text:span>).toggle(); <text:s text:c="3"/><text:span text:style-name="T9">// toggle between show and hide</text:span></text:p>
      <text:p text:style-name="Preformatted_20_Text"/>
      <text:p text:style-name="P2"><text:span text:style-name="T2">$</text:span>( <text:span text:style-name="T3">"#element"</text:span> ).hide( <text:span text:style-name="T3">"slow"</text:span>, function() { <text:s/><text:span text:style-name="T9">// hide with callback function</text:span></text:p>
      <text:p text:style-name="P2"><text:s text:c="4"/><text:span text:style-name="T5">console</text:span><text:span text:style-name="T4">.log</text:span>( <text:span text:style-name="T3">"Animation complete."</text:span> );</text:p>
      <text:p text:style-name="P3">});</text:p>
      <text:h text:style-name="Heading_20_4" text:outline-level="4">Fade</text:h>
      <text:p text:style-name="Text_20_body">fadeIn, fadeOut, fadeToggle, fadeTo </text:p>
      <text:p text:style-name="P2"><text:bookmark text:name="selectable13"/><text:span text:style-name="T2">$</text:span>(<text:span text:style-name="T3">"#demo"</text:span>).fadeIn(); <text:s text:c="15"/><text:span text:style-name="T9">// fade in a hidden element</text:span></text:p>
      <text:p text:style-name="P2"><text:span text:style-name="T2">$</text:span>(<text:span text:style-name="T3">"#demo"</text:span>).fadeOut(<text:span text:style-name="T7">300</text:span>); <text:s text:c="11"/><text:span text:style-name="T9">// fade out</text:span></text:p>
      <text:p text:style-name="P2"><text:span text:style-name="T2">$</text:span>(<text:span text:style-name="T3">"#demo"</text:span>).fadeToggle(<text:span text:style-name="T3">"slow"</text:span>); <text:s text:c="5"/><text:span text:style-name="T9">// toggle between fadeIn and hadeOut</text:span></text:p>
      <text:p text:style-name="P3"><text:span text:style-name="T2">$</text:span>(<text:span text:style-name="T3">"#demo"</text:span>).fadeTo(<text:span text:style-name="T3">"slow"</text:span>, <text:span text:style-name="T7">0.25</text:span>); <text:s text:c="3"/><text:span text:style-name="T9">// fades to 0.25 opacity</text:span></text:p>
      <text:h text:style-name="Heading_20_4" text:outline-level="4">Slide</text:h>
      <text:p text:style-name="Text_20_body">slideDown, slideUp, slideToggle </text:p>
      <text:p text:style-name="P2"><text:bookmark text:name="selectable14"/><text:span text:style-name="T2">$</text:span>(<text:span text:style-name="T3">"#demo"</text:span>).slideDown();</text:p>
      <text:p text:style-name="P2"><text:span text:style-name="T2">$</text:span>(<text:span text:style-name="T3">"#demo"</text:span>).slideUp(<text:span text:style-name="T3">"slow"</text:span>);</text:p>
      <text:p text:style-name="P3"><text:span text:style-name="T2">$</text:span>(<text:span text:style-name="T3">"#demo"</text:span>).slideToggle();</text:p>
      <text:h text:style-name="Heading_20_4" text:outline-level="4"><text:soft-page-break/>Animate</text:h>
      <text:p text:style-name="Text_20_body">$(selector).animate({params},speed,callback); </text:p>
      <text:p text:style-name="P2"><text:bookmark text:name="selectable15"/><text:span text:style-name="T2">$</text:span>(<text:span text:style-name="T3">"div"</text:span>).animate({</text:p>
      <text:p text:style-name="P2"><text:s text:c="4"/>opacity: <text:span text:style-name="T3">'0.5'</text:span>,</text:p>
      <text:p text:style-name="P2"><text:s text:c="4"/>left: <text:span text:style-name="T3">'200px'</text:span>,</text:p>
      <text:p text:style-name="P2"><text:s text:c="4"/>height: <text:span text:style-name="T3">'200px'</text:span></text:p>
      <text:p text:style-name="P3">});</text:p>
      <text:h text:style-name="Heading_20_4" text:outline-level="4">stop() Method</text:h>
      <text:p text:style-name="P3"><text:bookmark text:name="selectable16"/><text:span text:style-name="T2">$</text:span>(<text:span text:style-name="T3">"#demo"</text:span>).<text:span text:style-name="T4">stop</text:span>();</text:p>
      <text:p text:style-name="P2"><text:bookmark text:name="selectable17"/><text:span text:style-name="T2">$</text:span>(<text:span text:style-name="T3">'#demo'</text:span>).mouseleave(function(<text:span text:style-name="T8">event</text:span>) { <text:s text:c="4"/><text:span text:style-name="T9">// hover end</text:span></text:p>
      <text:p text:style-name="P2"><text:s text:c="4"/><text:span text:style-name="T2">$</text:span>(<text:span text:style-name="T3">'.tab'</text:span>).<text:span text:style-name="T4">stop</text:span>().animate({ <text:s text:c="13"/><text:span text:style-name="T9">// stop() method</text:span></text:p>
      <text:p text:style-name="P2"><text:s text:c="8"/>opacity : <text:span text:style-name="T3">'0.5'</text:span>,</text:p>
      <text:p text:style-name="P2"><text:s text:c="8"/>marginTop: <text:span text:style-name="T3">'10px'</text:span></text:p>
      <text:p text:style-name="P2"><text:s text:c="4"/>}, <text:span text:style-name="T7">500</text:span>, function() { <text:s text:c="19"/><text:span text:style-name="T9">// animation complete</text:span></text:p>
      <text:p text:style-name="P2"><text:s text:c="8"/><text:span text:style-name="T2">$</text:span>(<text:span text:style-name="T3">'#demo'</text:span>).removeClass(<text:span text:style-name="T3">'hovered'</text:span>); <text:s/><text:span text:style-name="T9">// callback function</text:span></text:p>
      <text:p text:style-name="P2"><text:s text:c="4"/>});</text:p>
      <text:p text:style-name="P2">});</text:p>
      <text:p text:style-name="P2"><text:span text:style-name="T2">$</text:span>(<text:span text:style-name="T3">'#demo'</text:span>).mouseover(function(<text:span text:style-name="T8">event</text:span>) { <text:s text:c="5"/><text:span text:style-name="T9">// hover begin</text:span></text:p>
      <text:p text:style-name="P2"><text:s text:c="4"/><text:span text:style-name="T2">$</text:span>(<text:span text:style-name="T3">'.tab'</text:span>).<text:span text:style-name="T4">stop</text:span>().animate({ <text:s text:c="13"/><text:span text:style-name="T9">// stop() method</text:span></text:p>
      <text:p text:style-name="P2"><text:s text:c="8"/>opacity : <text:span text:style-name="T3">'1'</text:span>,</text:p>
      <text:p text:style-name="P2"><text:s text:c="8"/>marginTop: <text:span text:style-name="T3">'0px'</text:span></text:p>
      <text:p text:style-name="P2"><text:s text:c="4"/>}, <text:span text:style-name="T7">300</text:span>, function() { <text:s text:c="19"/><text:span text:style-name="T9">// animation complete</text:span></text:p>
      <text:p text:style-name="P2"><text:s text:c="8"/><text:span text:style-name="T2">$</text:span>(<text:span text:style-name="T3">'#demo'</text:span>).addClass(<text:span text:style-name="T3">'hovered'</text:span>); <text:s text:c="4"/><text:span text:style-name="T9">// callback function</text:span></text:p>
      <text:p text:style-name="P2"><text:s text:c="4"/>});</text:p>
      <text:p text:style-name="P3">});</text:p>
      <text:h text:style-name="Heading_20_4" text:outline-level="4">Chaining</text:h>
      <text:p text:style-name="P3"><text:bookmark text:name="selectable18"/><text:span text:style-name="T2">$</text:span>(<text:span text:style-name="T3">"#demo"</text:span>).css(<text:span text:style-name="T3">"backgroundColor"</text:span>, <text:span text:style-name="T3">"green"</text:span>).slideUp(<text:span text:style-name="T7">500</text:span>).s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Segoe UI" style:font-family-asian="'Segoe UI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M50S</meta:editing-duration>
    <meta:editing-cycles>3</meta:editing-cycles>
    <meta:generator>LibreOffice/5.4.1.2$Windows_x86 LibreOffice_project/ea7cb86e6eeb2bf3a5af73a8f7777ac570321527</meta:generator>
    <dc:date>2018-11-27T15:25:45.774000000</dc:date>
    <meta:document-statistic meta:table-count="0" meta:image-count="0" meta:object-count="0" meta:page-count="5" meta:paragraph-count="174" meta:word-count="755" meta:character-count="7203" meta:non-whitespace-character-count="5713"/>
    <meta:user-defined meta:name="Info 1"/>
    <meta:user-defined meta:name="Info 2"/>
    <meta:user-defined meta:name="Info 3"/>
    <meta:user-defined meta:name="Info 4"/>
  </office:meta>
</office:document-meta>
</file>